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173.59pt"/>
    </style:style>
    <style:style style:name="co4" style:family="table-column">
      <style:table-column-properties fo:break-before="auto" style:column-width="490.3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260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udget_20_estimation">
      <style:table-properties table:display="true" style:writing-mode="lr-tb"/>
    </style:style>
    <style:style style:name="ta2" style:family="table" style:master-page-name="PageStyle_5f_피봇_20_테이블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dget esti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price (USD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(USD)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Note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Venue rental fee</text:p>
          </table:table-cell>
          <table:table-cell table:style-name="ce1" office:value-type="string" calcext:value-type="string">
            <text:p>Main hall that can handle 200~300 people</text:p>
          </table:table-cell>
          <table:table-cell table:style-name="ce1" office:value-type="string" calcext:value-type="string">
            <text:p>1 da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2]*[.G2]" office:value-type="float" office:value="150" calcext:value-type="float">
            <text:p>150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Put unit price as "0" if you got venue for free with sponsorship 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Venue rental fee</text:p>
          </table:table-cell>
          <table:table-cell table:style-name="ce1" office:value-type="string" calcext:value-type="string">
            <text:p>Rooms for breakout talks that can handle around 30~50 people</text:p>
          </table:table-cell>
          <table:table-cell table:style-name="ce1" office:value-type="string" calcext:value-type="string">
            <text:p>1 da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3]*[.G3]" office:value-type="float" office:value="0" calcext:value-type="float">
            <text:p>0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Put unit price as "0" if you got venue for free with sponsorship 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Venue rental fee</text:p>
          </table:table-cell>
          <table:table-cell table:style-name="ce1" office:value-type="string" calcext:value-type="string">
            <text:p>Rooms for workshops that can handle around 20~40 people</text:p>
          </table:table-cell>
          <table:table-cell table:style-name="ce1" office:value-type="string" calcext:value-type="string">
            <text:p>1 da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4]*[.G4]" office:value-type="float" office:value="0" calcext:value-type="float">
            <text:p>0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Put unit price as "0" if you got venue for free with sponsorship 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Venue rental fee</text:p>
          </table:table-cell>
          <table:table-cell table:style-name="ce1" office:value-type="string" calcext:value-type="string">
            <text:p>Rooms for BoF or networking sessions that can handle around 20~40 people</text:p>
          </table:table-cell>
          <table:table-cell table:style-name="ce1" office:value-type="string" calcext:value-type="string">
            <text:p>1 da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5]*[.G5]" office:value-type="float" office:value="0" calcext:value-type="float">
            <text:p>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Put unit price as "0" if you got venue for free with sponsorship 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Venue rental fee</text:p>
          </table:table-cell>
          <table:table-cell table:style-name="ce1" office:value-type="string" calcext:value-type="string">
            <text:p>Space for reception(for registration), sponsor booth placement and catering</text:p>
          </table:table-cell>
          <table:table-cell table:style-name="ce1" office:value-type="string" calcext:value-type="string">
            <text:p>1 da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6]*[.G6]" office:value-type="float" office:value="0" calcext:value-type="float">
            <text:p>0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Put unit price as "0" if you got venue for free with sponsorship 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Security service</text:p>
          </table:table-cell>
          <table:table-cell table:style-name="ce1" office:value-type="string" calcext:value-type="string">
            <text:p>In case there's need to provide better security for the event</text:p>
          </table:table-cell>
          <table:table-cell table:style-name="ce1" office:value-type="string" calcext:value-type="string">
            <text:p>1 da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formula="of:=[.F7]*[.G7]" office:value-type="float" office:value="0" calcext:value-type="float">
            <text:p>0</text:p>
          </table:table-cell>
          <table:table-cell table:style-name="ce1" office:value-type="string" calcext:value-type="string">
            <text:p>Low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Cleaning service</text:p>
          </table:table-cell>
          <table:table-cell table:style-name="ce1" office:value-type="string" calcext:value-type="string">
            <text:p>In case it's not enough with organizers with volunteers to clean up the venue after the event</text:p>
          </table:table-cell>
          <table:table-cell table:style-name="ce1" office:value-type="string" calcext:value-type="string">
            <text:p>1 tim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w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Main banner or Photowall</text:p>
          </table:table-cell>
          <table:table-cell table:style-name="ce1" office:value-type="string" calcext:value-type="string">
            <text:p>A large banner or photowall with event title, logo and sponsor logos that will be installed at reception or entrance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F9]*[.G9]" office:value-type="float" office:value="15" calcext:value-type="float">
            <text:p>15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Large banner or Photowall with timetable</text:p>
          </table:table-cell>
          <table:table-cell table:style-name="ce1" office:value-type="string" calcext:value-type="string">
            <text:p>A large banner or photowall with full event timetable that will be installed at reception or entrance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F10]*[.G10]" office:value-type="float" office:value="25" calcext:value-type="float">
            <text:p>25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X-Banner (Standing banner)</text:p>
          </table:table-cell>
          <table:table-cell table:style-name="ce1" office:value-type="string" calcext:value-type="string">
            <text:p>Banners that will be installed next to podium inside of each rooms and to be installed as sign in front of each rooms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[.F11]*[.G11]" office:value-type="float" office:value="108" calcext:value-type="float">
            <text:p>108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Outdoor signs</text:p>
          </table:table-cell>
          <table:table-cell table:style-name="ce1" office:value-type="string" calcext:value-type="string">
            <text:p>Banners or printout that will be installed outside near the venue to guide attendees to the venue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12]*[.G12]" office:value-type="float" office:value="15" calcext:value-type="float">
            <text:p>15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Power strips</text:p>
          </table:table-cell>
          <table:table-cell table:style-name="ce1" office:value-type="string" calcext:value-type="string">
            <text:p>To provide power for reception, booth and workshop participants (Either buy or rental)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F13]*[.G13]" office:value-type="float" office:value="0" calcext:value-type="float">
            <text:p>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Sponsor booth banner</text:p>
          </table:table-cell>
          <table:table-cell table:style-name="ce1" office:value-type="string" calcext:value-type="string">
            <text:p>Banners with sponsor's own design that will be installed as a backdrop of each booth.</text:p>
            <text:p>Could be either roll-up banner, large banner with stand or other choice.</text:p>
            <text:p>Usually 1.5m~2.m width and 2m+ height size</text:p>
          </table:table-cell>
          <table:table-cell table:style-name="ce1" office:value-type="string" calcext:value-type="string">
            <text:p>1 s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[.F14]*[.G14]" office:value-type="float" office:value="56" calcext:value-type="float">
            <text:p>56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Sponsor booth tablecloth</text:p>
          </table:table-cell>
          <table:table-cell table:style-name="ce1" office:value-type="string" calcext:value-type="string">
            <text:p>Tablecloth or table cover that will cover table of sponsor booth.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[.F15]*[.G15]" office:value-type="float" office:value="21" calcext:value-type="float">
            <text:p>21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enue &amp; Facilities</text:p>
          </table:table-cell>
          <table:table-cell table:style-name="ce1" office:value-type="string" calcext:value-type="string">
            <text:p>Sponsor booth table</text:p>
          </table:table-cell>
          <table:table-cell table:style-name="ce1" office:value-type="string" calcext:value-type="string">
            <text:p>In case there's no tables available for exhibition and you need to rent some tables.</text:p>
            <text:p>Usually 1.5m to 2m width size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[.F16]*[.G16]" office:value-type="float" office:value="0" calcext:value-type="float">
            <text:p>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Recommended to get tables from the venue</text:p>
          </table:table-cell>
          <table:table-cell table:number-columns-repeated="101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Camera setup rental</text:p>
          </table:table-cell>
          <table:table-cell table:style-name="ce1" office:value-type="string" calcext:value-type="string">
            <text:p>(Option A) If you plan to run video team yourself and need to rent video cameras</text:p>
          </table:table-cell>
          <table:table-cell table:style-name="ce1" office:value-type="string" calcext:value-type="string">
            <text:p>1 se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[.F17]*[.G17]" office:value-type="float" office:value="0" calcext:value-type="float">
            <text:p>0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Qty should be same as number of rooms needs video stream or recording</text:p>
          </table:table-cell>
          <table:table-cell table:number-columns-repeated="101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Video capture card rental</text:p>
          </table:table-cell>
          <table:table-cell table:style-name="ce1" office:value-type="string" calcext:value-type="string">
            <text:p>(Option A) To get video input of speaker's screen and stream that</text:p>
          </table:table-cell>
          <table:table-cell table:style-name="ce1" office:value-type="string" calcext:value-type="string">
            <text:p>1 se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[.F18]*[.G18]" office:value-type="float" office:value="0" calcext:value-type="float">
            <text:p>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Qty should be same as number of rooms needs video stream or recording</text:p>
          </table:table-cell>
          <table:table-cell table:number-columns-repeated="101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Microhpone</text:p>
          </table:table-cell>
          <table:table-cell table:style-name="ce1" office:value-type="string" calcext:value-type="string">
            <text:p>(Option A) In case video team want clear high quality audio but can't get audio input from the venue's microphone</text:p>
          </table:table-cell>
          <table:table-cell table:style-name="ce1" office:value-type="string" calcext:value-type="string">
            <text:p>1 set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[.F19]*[.G19]" office:value-type="float" office:value="0" calcext:value-type="float">
            <text:p>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Qty should be same as number of rooms needs video stream or recording</text:p>
          </table:table-cell>
          <table:table-cell table:number-columns-repeated="101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Videographer hiring fee</text:p>
          </table:table-cell>
          <table:table-cell table:style-name="ce1" office:value-type="string" calcext:value-type="string">
            <text:p>(Option B) If you plan to hire video teams for each rooms. This replaces Option A items</text:p>
          </table:table-cell>
          <table:table-cell table:style-name="ce1" office:value-type="string" calcext:value-type="string">
            <text:p>1 team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20]*[.G20]" office:value-type="float" office:value="600" calcext:value-type="float">
            <text:p>600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Qty should be same as number of rooms needs video stream or recording</text:p>
          </table:table-cell>
          <table:table-cell table:number-columns-repeated="101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erchandises</text:p>
          </table:table-cell>
          <table:table-cell table:style-name="ce1" office:value-type="string" calcext:value-type="string">
            <text:p>Nametags</text:p>
          </table:table-cell>
          <table:table-cell table:style-name="ce1" office:value-type="string" calcext:value-type="string">
            <text:p>A Nametag card with event logo+title and top tier sponsor logos along with attendee name and participate type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[.F21]*[.G21]" office:value-type="float" office:value="60" calcext:value-type="float">
            <text:p>6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erchandises</text:p>
          </table:table-cell>
          <table:table-cell table:style-name="ce1" office:value-type="string" calcext:value-type="string">
            <text:p>Lanyards</text:p>
          </table:table-cell>
          <table:table-cell table:style-name="ce1" office:value-type="string" calcext:value-type="string">
            <text:p>A Strap to hook up nametag so that people can wear nametag.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[.F22]*[.G22]" office:value-type="float" office:value="210" calcext:value-type="float">
            <text:p>21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erchandises</text:p>
          </table:table-cell>
          <table:table-cell table:style-name="ce1" office:value-type="string" calcext:value-type="string">
            <text:p>Sticker</text:p>
          </table:table-cell>
          <table:table-cell table:style-name="ce1" office:value-type="string" calcext:value-type="string">
            <text:p>For all attendees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[.F23]*[.G23]" office:value-type="float" office:value="75" calcext:value-type="float">
            <text:p>75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erchandises</text:p>
          </table:table-cell>
          <table:table-cell table:style-name="ce1" office:value-type="string" calcext:value-type="string">
            <text:p>T-shirt</text:p>
          </table:table-cell>
          <table:table-cell table:style-name="ce1" office:value-type="string" calcext:value-type="string">
            <text:p>For all attendees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[.F24]*[.G24]" office:value-type="float" office:value="972" calcext:value-type="float">
            <text:p>972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tering</text:p>
          </table:table-cell>
          <table:table-cell table:style-name="ce1" office:value-type="string" calcext:value-type="string">
            <text:p>Lunch catering</text:p>
          </table:table-cell>
          <table:table-cell table:style-name="ce1" office:value-type="string" calcext:value-type="string">
            <text:p>Catering for lunch of all attendees. Could be either (fingerfoods or full lunch dishes) buffet catering or meal box</text:p>
          </table:table-cell>
          <table:table-cell table:style-name="ce1" office:value-type="string" calcext:value-type="string">
            <text:p>1 pa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0" calcext:value-type="float">
            <text:p>600</text:p>
          </table:table-cell>
          <table:table-cell table:style-name="ce2" table:formula="of:=[.F25]*[.G25]" office:value-type="float" office:value="3600" calcext:value-type="float">
            <text:p>360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tering</text:p>
          </table:table-cell>
          <table:table-cell table:style-name="ce1" office:value-type="string" calcext:value-type="string">
            <text:p>Snacks</text:p>
          </table:table-cell>
          <table:table-cell table:style-name="ce1" office:value-type="string" calcext:value-type="string">
            <text:p>Snack catering - Such as cookies, small sandwiches, sliced fruits, beverages, etc.</text:p>
          </table:table-cell>
          <table:table-cell table:style-name="ce1" office:value-type="string" calcext:value-type="string">
            <text:p>1 pa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[.F26]*[.G26]" office:value-type="float" office:value="800" calcext:value-type="float">
            <text:p>8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You may choose to prepare less then 400 pax quantity.</text:p>
          </table:table-cell>
          <table:table-cell table:number-columns-repeated="101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tering</text:p>
          </table:table-cell>
          <table:table-cell table:style-name="ce1" office:value-type="string" calcext:value-type="string">
            <text:p>Tissues</text:p>
          </table:table-cell>
          <table:table-cell table:style-name="ce1" office:value-type="string" calcext:value-type="string">
            <text:p>For cleaning things up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[.F27]*[.G27]" office:value-type="float" office:value="12" calcext:value-type="float">
            <text:p>12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tering</text:p>
          </table:table-cell>
          <table:table-cell table:style-name="ce1" office:value-type="string" calcext:value-type="string">
            <text:p>Bottled water</text:p>
          </table:table-cell>
          <table:table-cell table:style-name="ce1" office:value-type="string" calcext:value-type="string">
            <text:p>Bottled water for speakers and staff</text:p>
          </table:table-cell>
          <table:table-cell table:style-name="ce1" office:value-type="string" calcext:value-type="string">
            <text:p>1 pcs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[.F28]*[.G28]" office:value-type="float" office:value="12" calcext:value-type="float">
            <text:p>12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ocial events</text:p>
          </table:table-cell>
          <table:table-cell table:style-name="ce1" office:value-type="string" calcext:value-type="string">
            <text:p>Conference dinner</text:p>
          </table:table-cell>
          <table:table-cell table:style-name="ce1" office:value-type="string" calcext:value-type="string">
            <text:p>Budget for conference dinner - Either booking reataurant nearby or bringing catering to the venue</text:p>
          </table:table-cell>
          <table:table-cell table:style-name="ce1" office:value-type="string" calcext:value-type="string">
            <text:p>1 pax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[.F29]*[.G29]" office:value-type="float" office:value="800" calcext:value-type="float">
            <text:p>80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ocial events</text:p>
          </table:table-cell>
          <table:table-cell table:style-name="ce1" office:value-type="string" calcext:value-type="string">
            <text:p>City tour</text:p>
          </table:table-cell>
          <table:table-cell table:style-name="ce1" office:value-type="string" calcext:value-type="string">
            <text:p>1 day or half day city tour budget</text:p>
          </table:table-cell>
          <table:table-cell table:style-name="ce1" office:value-type="string" calcext:value-type="string">
            <text:p>1 pax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2" table:formula="of:=[.F30]*[.G30]" office:value-type="float" office:value="750" calcext:value-type="float">
            <text:p>750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ccomodation</text:p>
          </table:table-cell>
          <table:table-cell table:style-name="ce1" office:value-type="string" calcext:value-type="string">
            <text:p>Accomodation for local speakers</text:p>
          </table:table-cell>
          <table:table-cell table:style-name="ce1" office:value-type="string" calcext:value-type="string">
            <text:p>Accomodation for local speakers coming from far region</text:p>
          </table:table-cell>
          <table:table-cell table:style-name="ce1" office:value-type="string" calcext:value-type="string">
            <text:p>3 nights 1 pax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[.F31]*[.G31]" office:value-type="float" office:value="1800" calcext:value-type="float">
            <text:p>180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ccomodation</text:p>
          </table:table-cell>
          <table:table-cell table:style-name="ce1" office:value-type="string" calcext:value-type="string">
            <text:p>Accomodation for foreign speakers</text:p>
          </table:table-cell>
          <table:table-cell table:style-name="ce1" office:value-type="string" calcext:value-type="string">
            <text:p>Accomodation for speakers coming from abroad</text:p>
          </table:table-cell>
          <table:table-cell table:style-name="ce1" office:value-type="string" calcext:value-type="string">
            <text:p>3 nights 1 pax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F32]*[.G32]" office:value-type="float" office:value="2700" calcext:value-type="float">
            <text:p>270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ccomodation</text:p>
          </table:table-cell>
          <table:table-cell table:style-name="ce1" office:value-type="string" calcext:value-type="string">
            <text:p>Accomodation for organizers</text:p>
          </table:table-cell>
          <table:table-cell table:style-name="ce1" office:value-type="string" calcext:value-type="string">
            <text:p>Accomodation for organizers coming from far region or coming from abroad (for both local and global team organizers)</text:p>
          </table:table-cell>
          <table:table-cell table:style-name="ce1" office:value-type="string" calcext:value-type="string">
            <text:p>5 nights 1 pax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F33]*[.G33]" office:value-type="float" office:value="3600" calcext:value-type="float">
            <text:p>360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ravel grant</text:p>
          </table:table-cell>
          <table:table-cell table:style-name="ce1" office:value-type="string" calcext:value-type="string">
            <text:p>For overseas participants</text:p>
          </table:table-cell>
          <table:table-cell table:style-name="ce1" office:value-type="string" calcext:value-type="string">
            <text:p>For covering round trip flight/ferry or (bullet) train expenses</text:p>
            <text:p>Provided as reimbursement after the event - Approved for speakers first, then organizers, approved attendees</text:p>
          </table:table-cell>
          <table:table-cell table:style-name="ce1" office:value-type="string" calcext:value-type="string">
            <text:p>1 pax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[.F34]*[.G34]" office:value-type="float" office:value="7000" calcext:value-type="float">
            <text:p>7000</text:p>
          </table:table-cell>
          <table:table-cell table:style-name="ce1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Travel grant</text:p>
          </table:table-cell>
          <table:table-cell table:style-name="ce1" office:value-type="string" calcext:value-type="string">
            <text:p>For local participants</text:p>
          </table:table-cell>
          <table:table-cell table:style-name="ce1" office:value-type="string" calcext:value-type="string">
            <text:p>For covering round trip flight, ferry, (bullet) train or car fuel expenses</text:p>
            <text:p>Provided as reimbursement after the event - Approved for speakers first, then organizers, approved attendees</text:p>
          </table:table-cell>
          <table:table-cell table:style-name="ce1" office:value-type="string" calcext:value-type="string">
            <text:p>1 pax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[.F35]*[.G35]" office:value-type="float" office:value="1500" calcext:value-type="float">
            <text:p>1500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Insurance</text:p>
          </table:table-cell>
          <table:table-cell table:style-name="ce1" office:value-type="string" calcext:value-type="string">
            <text:p>Event organizer insurance</text:p>
          </table:table-cell>
          <table:table-cell table:style-name="ce1" office:value-type="string" calcext:value-type="string">
            <text:p>To cover unexpected situations such as:</text:p>
            <text:p>- Event cancelation or event reschedule due to natural disaster, war or other unexpected situatins</text:p>
            <text:p>- When attendee gets hurt and need medical support</text:p>
          </table:table-cell>
          <table:table-cell table:style-name="ce1" office:value-type="string" calcext:value-type="string">
            <text:p>1 pax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Insurance</text:p>
          </table:table-cell>
          <table:table-cell table:style-name="ce1" office:value-type="string" calcext:value-type="string">
            <text:p>Travel insurance for local staff</text:p>
          </table:table-cell>
          <table:table-cell table:style-name="ce1" office:value-type="string" calcext:value-type="string">
            <text:p>In case the event organizer insurance not covers event staffs</text:p>
          </table:table-cell>
          <table:table-cell table:style-name="ce1" office:value-type="string" calcext:value-type="string">
            <text:p>1 pax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mmunication</text:p>
          </table:table-cell>
          <table:table-cell table:style-name="ce1" office:value-type="string" calcext:value-type="string">
            <text:p>Walkie-talkie</text:p>
          </table:table-cell>
          <table:table-cell table:style-name="ce1" office:value-type="string" calcext:value-type="string">
            <text:p>For quick real-time communication between on-site staff</text:p>
          </table:table-cell>
          <table:table-cell table:style-name="ce1" office:value-type="string" calcext:value-type="string">
            <text:p>1 pcs * 2 day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string" calcext:value-type="string">
            <text:p>Leaflets</text:p>
          </table:table-cell>
          <table:table-cell table:style-name="ce1" office:value-type="string" calcext:value-type="string">
            <text:p>If you plan to do some in-person marketing campaign at other events or publish leadlets on university public boards</text:p>
          </table:table-cell>
          <table:table-cell table:style-name="ce1" office:value-type="string" calcext:value-type="string">
            <text:p>1 pcs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Low</text:p>
          </table:table-cell>
          <table:table-cell table:number-columns-repeated="10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string" calcext:value-type="string">
            <text:p>Social media paid ADs</text:p>
          </table:table-cell>
          <table:table-cell table:style-name="ce1" office:value-type="string" calcext:value-type="string">
            <text:p>If you plan to publish paid ADs via Social media (such as Facebook, X, LinkedIn and more)</text:p>
          </table:table-cell>
          <table:table-cell table:style-name="ce1" office:value-type="string" calcext:value-type="string">
            <text:p>1 campaig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Low</text:p>
          </table:table-cell>
          <table:table-cell table:number-columns-repeated="10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Buffer</text:p>
          </table:table-cell>
          <table:table-cell table:style-name="ce1" office:value-type="string" calcext:value-type="string">
            <text:p>15%~20% of total budget estimation to cover unexpected expenses</text:p>
          </table:table-cell>
          <table:table-cell table:style-name="ce1" office:value-type="string" calcext:value-type="string">
            <text:p>1 EA</text:p>
          </table:table-cell>
          <table:table-cell table:number-columns-repeated="2"/>
          <table:table-cell table:style-name="ce1" table:formula="of:=SUM([.H1:.H40])*20%" office:value-type="float" office:value="4976.2" calcext:value-type="float">
            <text:p>4976.2</text:p>
          </table:table-cell>
          <table:table-cell table:style-name="ce1" office:value-type="string" calcext:value-type="string">
            <text:p>Medium</text:p>
          </table:table-cell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Budget estimation'.$A$1" table:cell-range-address="$'Budget estimation'.$A$1:.$AA$1010"/>
        </table:named-expressions>
      </table:table>
      <table:table table:name="피봇 테이블 1" table:style-name="ta2">
        <table:table-column table:style-name="co5" table:number-columns-repeated="1024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otal (USD)의 SUM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omodation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ffer</text:p>
          </table:table-cell>
          <table:table-cell table:style-name="ce2" office:value-type="float" office:value="4976.2" calcext:value-type="float">
            <text:p>497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ring</text:p>
          </table:table-cell>
          <table:table-cell table:style-name="ce2" office:value-type="float" office:value="4424" calcext:value-type="float">
            <text:p>44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unicati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uranc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ket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rchandises</text:p>
          </table:table-cell>
          <table:table-cell table:style-name="ce2" office:value-type="float" office:value="1317" calcext:value-type="float">
            <text:p>13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al events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vel grant</text:p>
          </table:table-cell>
          <table:table-cell table:style-name="ce2" office:value-type="float" office:value="8500" calcext:value-type="float">
            <text:p>85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ue &amp; Facilities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deo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총계</text:p>
          </table:table-cell>
          <table:table-cell table:style-name="ce2" office:value-type="float" office:value="29857.2" calcext:value-type="float">
            <text:p>29857.2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Budget estimation'.A1:'Budget estimation'.AA10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dget_20_estimation" style:display-name="PageStyle_Budget esti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피봇_20_테이블_20_1" style:display-name="PageStyle_피봇 테이블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3" meta:object-count="0"/>
    <meta:generator>LibreOfficeDev/6.0.5.2$Linux_X86_64 LibreOffice_project/</meta:generator>
  </office:meta>
</office:document-meta>
</file>